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bd1c" officeooo:paragraph-rsid="0007bd1c"/>
    </style:style>
    <style:style style:name="P2" style:family="paragraph" style:parent-style-name="Standard">
      <style:text-properties officeooo:rsid="0009b86f" officeooo:paragraph-rsid="0009b86f"/>
    </style:style>
    <style:style style:name="T1" style:family="text">
      <style:text-properties officeooo:rsid="0009b86f"/>
    </style:style>
    <style:style style:name="T2" style:family="text">
      <style:text-properties officeooo:rsid="000b40a4"/>
    </style:style>
    <style:style style:name="T3" style:family="text">
      <style:text-properties officeooo:rsid="000ce7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install Physics Competition </text:p>
      <text:p text:style-name="P1"/>
      <text:p text:style-name="P1">1. git clone URL</text:p>
      <text:p text:style-name="P1">2. in RESTServer and login_test run npm install to download all missing directories</text:p>
      <text:p text:style-name="P1">3.log in as root user and create a new user for yourself to create SQL database from V2.sql in RESTServer/DB</text:p>
      <text:p text:style-name="P1">4.in RESTServer/routes you must create a <text:span text:style-name="T1">c</text:span>onnection.json file, use exampleConnection.json as a reference.</text:p>
      <text:p text:style-name="P2">5.you must then run npm <text:span text:style-name="T3">run </text:span>build on login_test <text:span text:style-name="T2">(NOTE: node must be at least version 6, and npm must be updated)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0:55:00.254967239</meta:creation-date>
    <dc:date>2017-10-26T16:23:27.094190024</dc:date>
    <meta:editing-duration>PT37M</meta:editing-duration>
    <meta:editing-cycles>1</meta:editing-cycles>
    <meta:document-statistic meta:table-count="0" meta:image-count="0" meta:object-count="0" meta:page-count="1" meta:paragraph-count="6" meta:word-count="76" meta:character-count="455" meta:non-whitespace-character-count="384"/>
    <meta:generator>LibreOffice/4.2.8.2$Linux_X86_64 LibreOffice_project/420m0$Build-2</meta:generator>
  </office:meta>
</office:document-meta>
</file>